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3a89b"/>
    </style:style>
    <style:style style:name="P2" style:family="paragraph" style:parent-style-name="Heading_20_2">
      <style:text-properties officeooo:paragraph-rsid="0003a89b"/>
    </style:style>
    <style:style style:name="P3" style:family="paragraph" style:parent-style-name="Text_20_body" style:list-style-name="L1"/>
    <style:style style:name="P4" style:family="paragraph" style:parent-style-name="Text_20_body">
      <style:text-properties officeooo:paragraph-rsid="00046d54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text-properties officeooo:paragraph-rsid="0003a89b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🌐 Host Your Own Website on Arch Linux (KDE Edition)</text:span></text:h>
      <text:p text:style-name="Horizontal_20_Line"/>
      <text:h text:style-name="Heading_20_2" text:outline-level="2"><text:span text:style-name="Strong_20_Emphasis">📦 1. Install a Web Server</text:span></text:h>
      <text:p text:style-name="Text_20_body">Choose one (Apache or Nginx):</text:p>
      <text:h text:style-name="Heading_20_3" text:outline-level="3">🅰 Apache:</text:h>
      <text:p text:style-name="Text_20_body"><text:span text:style-name="Strong_20_Emphasis">sudo pacman -S apache</text:span></text:p>
      <text:p text:style-name="Text_20_body"><text:span text:style-name="Strong_20_Emphasis">sudo systemctl enable --now httpd</text:span></text:p>
      <text:h text:style-name="Heading_20_3" text:outline-level="3"><text:span text:style-name="Strong_20_Emphasis">🅱 Nginx:</text:span></text:h>
      <text:p text:style-name="Text_20_body"><text:span text:style-name="Strong_20_Emphasis">sudo pacman -S nginx</text:span></text:p>
      <text:p text:style-name="Text_20_body"><text:span text:style-name="Strong_20_Emphasis">sudo systemctl enable --now nginx</text:span></text:p>
      <text:h text:style-name="Heading_20_2" text:outline-level="2"><text:span text:style-name="Strong_20_Emphasis">📁 2. Add Your Website Files</text:span></text:h>
      <text:h text:style-name="Heading_20_3" text:outline-level="3"><text:span text:style-name="Strong_20_Emphasis">Apache:</text:span></text:h>
      <text:p text:style-name="Text_20_body">Put files in:</text:p>
      <text:p text:style-name="Text_20_body"><text:span text:style-name="Strong_20_Emphasis">/srv/http/</text:span></text:p>
      <text:p text:style-name="Text_20_body"><text:span text:style-name="Strong_20_Emphasis">Nginx (default):</text:span></text:p>
      <text:p text:style-name="Text_20_body"><text:span text:style-name="Strong_20_Emphasis">/usr/share/nginx/html/</text:span></text:p>
      <text:p text:style-name="P1"><text:span text:style-name="Strong_20_Emphasis">Example:</text:span></text:p>
      <text:p text:style-name="P1"><text:span text:style-name="Strong_20_Emphasis">echo "&lt;h1&gt;Hello World&lt;/h1&gt;" | sudo tee /srv/http/index.html</text:span></text:p>
      <text:h text:style-name="P2" text:outline-level="2"><text:span text:style-name="Strong_20_Emphasis">⚙️ 3. (Optional) Install PHP &amp; Database</text:span></text:h>
      <text:p text:style-name="Text_20_body">If you need dynamic features (e.g., WordPress):</text:p>
      <text:h text:style-name="Heading_20_3" text:outline-level="3">PHP (for Apache):</text:h>
      <text:p text:style-name="P1"><text:span text:style-name="Strong_20_Emphasis">sudo pacman -S php php-apache</text:span></text:p>
      <text:p text:style-name="P1"><text:span text:style-name="Strong_20_Emphasis">Update </text:span><text:span text:style-name="Strong_20_Emphasis"><text:span text:style-name="Source_20_Text">/etc/httpd/conf/httpd.conf</text:span></text:span><text:span text:style-name="Strong_20_Emphasis"> to include PHP module.</text:span></text:p>
      <text:h text:style-name="Heading_20_3" text:outline-level="3">MariaDB (MySQL):</text:h>
      <text:p text:style-name="P1"><text:span text:style-name="Strong_20_Emphasis">sudo pacman -S mariadb</text:span></text:p>
      <text:p text:style-name="P1"><text:span text:style-name="Strong_20_Emphasis">sudo mariadb-install-db --user=mysql --basedir=/usr --datadir=/var/lib/mysql</text:span></text:p>
      <text:p text:style-name="P1"><text:soft-page-break/><text:span text:style-name="Strong_20_Emphasis">sudo systemctl enable --now mariadb</text:span></text:p>
      <text:p text:style-name="P1"><text:span text:style-name="Strong_20_Emphasis">🔓 4. Allow Web Traffic Through Firewall</text:span></text:p>
      <text:p text:style-name="P1"><text:span text:style-name="Strong_20_Emphasis">sudo ufw allow 80</text:span></text:p>
      <text:p text:style-name="P1"><text:span text:style-name="Strong_20_Emphasis">sudo ufw allow 443</text:span></text:p>
      <text:p text:style-name="P1"><text:span text:style-name="Strong_20_Emphasis">Or use </text:span><text:span text:style-name="Strong_20_Emphasis"><text:span text:style-name="Source_20_Text">iptables</text:span></text:span><text:span text:style-name="Strong_20_Emphasis"> / </text:span><text:span text:style-name="Strong_20_Emphasis"><text:span text:style-name="Source_20_Text">nftables</text:span></text:span><text:span text:style-name="Strong_20_Emphasis"> to open ports 80 (HTTP) and 443 (HTTPS).</text:span></text:p>
      <text:h text:style-name="P2" text:outline-level="2"><text:span text:style-name="Strong_20_Emphasis">🌍 5. Set Up Internet Access</text:span></text:h>
      <text:h text:style-name="Heading_20_3" text:outline-level="3">Port Forwarding:</text:h>
      <text:p text:style-name="Text_20_body">Login to your router → forward <text:span text:style-name="Strong_20_Emphasis">port 80</text:span> to your Arch machine's local IP (e.g. <text:span text:style-name="Source_20_Text">192.168.1.10</text:span>).</text:p>
      <text:h text:style-name="Heading_20_3" text:outline-level="3">Dynamic DNS (if no static IP):</text:h>
      <text:p text:style-name="Text_20_body">Use services like:</text:p>
      <text:list text:style-name="L1">
        <text:list-item>
          <text:p text:style-name="P3"><text:a xlink:type="simple" xlink:href="https://www.duckdns.org/" office:target-frame-name="_new" xlink:show="replace" text:style-name="Internet_20_link" text:visited-style-name="Visited_20_Internet_20_Link">DuckDNS</text:a></text:p>
        </text:list-item>
        <text:list-item>
          <text:p text:style-name="P3"><text:a xlink:type="simple" xlink:href="https://www.noip.com/" office:target-frame-name="_new" xlink:show="replace" text:style-name="Internet_20_link" text:visited-style-name="Visited_20_Internet_20_Link">No-IP</text:a></text:p>
        </text:list-item>
      </text:list>
      <text:h text:style-name="P2" text:outline-level="2"><text:span text:style-name="Strong_20_Emphasis">🔒 6. Enable HTTPS (Let’s Encrypt)</text:span></text:h>
      <text:h text:style-name="Heading_20_3" text:outline-level="3">Install Certbot:</text:h>
      <text:p text:style-name="P1"><text:span text:style-name="Strong_20_Emphasis">sudo pacman -S certbot python-certbot-nginx <text:s text:c="3"/># or python-certbot-apache</text:span></text:p>
      <text:p text:style-name="P1"><text:span text:style-name="Strong_20_Emphasis">Run:</text:span></text:p>
      <text:p text:style-name="P1"><text:span text:style-name="Strong_20_Emphasis">sudo certbot --nginx <text:s text:c="3"/># or –apache</text:span></text:p>
      <text:p text:style-name="P4"><text:span text:style-name="Strong_20_Emphasis">Certbot will: </text:span></text:p>
      <text:p text:style-name="P4"><text:span text:style-name="Strong_20_Emphasis">✅ Configure HTTPS<text:line-break/>✅ Get SSL certs<text:line-break/>✅ Auto-renew every 90 days</text:span></text:p>
      <text:h text:style-name="P2" text:outline-level="2"><text:span text:style-name="Strong_20_Emphasis">🧪 7. Test Your Website</text:span></text:h>
      <text:h text:style-name="Heading_20_3" text:outline-level="3">On your machine:</text:h>
      <text:p text:style-name="P1"><text:a xlink:type="simple" xlink:href="http://localhost/" text:style-name="Internet_20_link" text:visited-style-name="Visited_20_Internet_20_Link"><text:span text:style-name="Strong_20_Emphasis">http://localhost</text:span></text:a></text:p>
      <text:p text:style-name="P1"><text:span text:style-name="Strong_20_Emphasis">On another device in LAN:</text:span></text:p>
      <text:p text:style-name="P1"><text:span text:style-name="Strong_20_Emphasis">http://&lt;your-local-IP&gt;</text:span></text:p>
      <text:p text:style-name="P1"><text:span text:style-name="Strong_20_Emphasis">From the internet:</text:span></text:p>
      <text:p text:style-name="P1"><text:span text:style-name="Strong_20_Emphasis">http://&lt;your-public-IP&gt;</text:span></text:p>
      <text:p text:style-name="P1"><text:a xlink:type="simple" xlink:href="http://yourdomain.com/" text:style-name="Internet_20_link" text:visited-style-name="Visited_20_Internet_20_Link"><text:span text:style-name="Strong_20_Emphasis">http://yourdomain.com</text:span></text:a></text:p>
      <text:h text:style-name="P2" text:outline-level="2"><text:soft-page-break/><text:span text:style-name="Strong_20_Emphasis">🔁 8. Make Updates</text:span></text:h>
      <text:h text:style-name="Heading_20_3" text:outline-level="3">Edit website:</text:h>
      <text:p text:style-name="P1"><text:span text:style-name="Strong_20_Emphasis">sudo nano /srv/http/index.html</text:span></text:p>
      <text:p text:style-name="P1"><text:span text:style-name="Strong_20_Emphasis">Replace site files:</text:span></text:p>
      <text:p text:style-name="P1"><text:span text:style-name="Strong_20_Emphasis">sudo cp -r ./newsite/* /srv/http/</text:span></text:p>
      <text:p text:style-name="P1"><text:span text:style-name="Strong_20_Emphasis"/></text:p>
      <text:p text:style-name="P1"><text:span text:style-name="Strong_20_Emphasis">🛠</text:span><text:span text:style-name="Strong_20_Emphasis"><text:span text:style-name="T1"> 9. Useful Commands</text:span></text:span></text:p>
      <text:p text:style-name="P1"><text:span text:style-name="Strong_20_Emphasis"># Restart server</text:span></text:p>
      <text:p text:style-name="P1"><text:span text:style-name="Strong_20_Emphasis">sudo systemctl restart httpd <text:s text:c="3"/># Apache</text:span></text:p>
      <text:p text:style-name="P1"><text:span text:style-name="Strong_20_Emphasis">sudo systemctl restart nginx <text:s text:c="3"/># Nginx</text:span></text:p>
      <text:p text:style-name="P1"><text:span text:style-name="Strong_20_Emphasis"/></text:p>
      <text:p text:style-name="P1"><text:span text:style-name="Strong_20_Emphasis"># Check status</text:span></text:p>
      <text:p text:style-name="P1"><text:span text:style-name="Strong_20_Emphasis">systemctl status httpd</text:span></text:p>
      <text:p text:style-name="P1"><text:span text:style-name="Strong_20_Emphasis">systemctl status nginx</text:span></text:p>
      <text:p text:style-name="P1"><text:span text:style-name="Strong_20_Emphasis"/></text:p>
      <text:p text:style-name="P1"><text:span text:style-name="Strong_20_Emphasis"># View logs</text:span></text:p>
      <text:p text:style-name="P1"><text:span text:style-name="Strong_20_Emphasis">sudo journalctl -u httpd</text:span></text:p>
      <text:p text:style-name="P1"><text:span text:style-name="Strong_20_Emphasis">sudo tail -f /var/log/nginx/error.log</text:span></text:p>
      <text:p text:style-name="P1"><text:span text:style-name="Strong_20_Emphasis"/></text:p>
      <text:h text:style-name="P2" text:outline-level="2"><text:span text:style-name="Strong_20_Emphasis">🧹 10. (Optional) Developer Tips</text:span></text:h>
      <text:list text:style-name="L2">
        <text:list-item>
          <text:p text:style-name="P5">Version control your site with <text:span text:style-name="Strong_20_Emphasis">Git</text:span></text:p>
        </text:list-item>
        <text:list-item>
          <text:p text:style-name="P5">Use <text:span text:style-name="Strong_20_Emphasis">SCP</text:span> to upload files remotely:</text:p>
        </text:list-item>
      </text:list>
      <text:p text:style-name="P1"><text:span text:style-name="Strong_20_Emphasis">scp -r ./mywebsite </text:span><text:a xlink:type="simple" xlink:href="mailto:user@host" text:style-name="Internet_20_link" text:visited-style-name="Visited_20_Internet_20_Link"><text:span text:style-name="Strong_20_Emphasis">user@host</text:span></text:a><text:span text:style-name="Strong_20_Emphasis">:/srv/http/</text:span></text:p>
      <text:list text:style-name="L3">
        <text:list-item>
          <text:p text:style-name="P6"><text:span text:style-name="Strong_20_Emphasis">Use symlinks for easier local editing:</text:span></text:p>
        </text:list-item>
      </text:list>
      <text:p text:style-name="P1"><text:span text:style-name="Strong_20_Emphasis">sudo ln -s ~/mywebsite /srv/http</text:span></text:p>
      <text:p text:style-name="P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9:38:53.539039607</meta:creation-date>
    <dc:date>2025-04-19T20:02:48.981085756</dc:date>
    <meta:editing-duration>PT11M9S</meta:editing-duration>
    <meta:editing-cycles>2</meta:editing-cycles>
    <meta:generator>LibreOffice/24.8.6.2$Linux_X86_64 LibreOffice_project/480$Build-2</meta:generator>
    <meta:document-statistic meta:table-count="0" meta:image-count="0" meta:object-count="0" meta:page-count="3" meta:paragraph-count="73" meta:word-count="329" meta:character-count="2030" meta:non-whitespace-character-count="1773"/>
  </office:meta>
</office:document-meta>
</file>